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85-1988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7:55.368000000</meta:print-date>
    <dc:date>2021-02-14T13:58:51.071000000</dc:date>
    <meta:editing-duration>PT1H57M3S</meta:editing-duration>
    <meta:editing-cycles>31</meta:editing-cycles>
    <meta:generator>LibreOffice/6.4.4.2$Windows_X86_64 LibreOffice_project/3d775be2011f3886db32dfd395a6a6d1ca2630ff</meta:generator>
    <meta:document-statistic meta:object-count="3"/>
  </office:meta>
</office:document-meta>
</file>